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9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C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7"/>
    </style:style>
    <style:style style:name="ce2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8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0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1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2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3"/>
    </style:style>
    <style:style style:name="ce28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4"/>
    </style:style>
    <style:style style:name="ce28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6"/>
    </style:style>
    <style:style style:name="ce2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7"/>
    </style:style>
    <style:style style:name="ce2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18"/>
    </style:style>
    <style:style style:name="ce2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0"/>
    </style:style>
    <style:style style:name="ce2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1"/>
    </style:style>
    <style:style style:name="ce2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E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8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0" office:value-type="string" calcext:value-type="string">
            <text:p>V_Alpha1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5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6" office:value-type="float" office:value="80" calcext:value-type="float">
            <text:p>8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7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Sigma3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8" office:value-type="float" office:value="50" calcext:value-type="float">
            <text:p>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1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" calcext:value-type="float">
            <text:p>3</text:p>
          </table:table-cell>
          <table:table-cell table:style-name="ce279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0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3</text:p>
          </table:table-cell>
          <table:table-cell table:style-name="ce29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8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Delta1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33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2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40" office:value-type="float" office:value="600" calcext:value-type="float">
            <text:p>6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3" office:value-type="float" office:value="400" calcext:value-type="float">
            <text:p>4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48" office:value-type="float" office:value="600" calcext:value-type="float">
            <text:p>6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84" office:value-type="float" office:value="400" calcext:value-type="float">
            <text:p>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Gamm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55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5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86" office:value-type="float" office:value="150" calcext:value-type="float">
            <text:p>1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87" office:value-type="float" office:value="150" calcext:value-type="float">
            <text:p>1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96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C37:Feuille1.F37 Feuille1.G37:Feuille1.G37 Feuille1.L2:Feuille1.Q2 Feuille1.O23:Feuille1.P37 Feuille1.H2:Feuille1.H4 Feuille1.R2:Feuille1.R4 Feuille1.H23:Feuille1.H28 Feuille1.R23:Feuille1.S37 Feuille1.H30:Feuille1.H35 Feuille1.H37:Feuille1.H37 Feuille1.B19:Feuille1.M19 Feuille1.O19:Feuille1.P21 Feuille1.R19:Feuille1.S21 Feuille1.C6:Feuille1.F6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F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 Feuille1.B9:Feuille1.F9 Feuille1.B7:Feuille1.D8 Feuille1.F7:Feuille1.F8 Feuille1.B15:Feuille1.F15 Feuille1.C10:Feuille1.D14 Feuille1.F10:Feuille1.F14 Feuille1.F17:Feuille1.F17 Feuille1.C17:Feuille1.D17 Feuille1.F16:Feuille1.F16 Feuille1.F21:Feuille1.M21 Feuille1.C21:Feuille1.D21 Feuille1.B10:Feuille1.B12 Feuille1.C16:Feuille1.D16 Feuille1.C20:Feuille1.D20">
            <calcext:condition calcext:apply-style-name="Cellule invalide" calcext:value="=&quot;&quot;" calcext:base-cell-address="Feuille1.B2"/>
          </calcext:conditional-format>
          <calcext:conditional-format calcext:target-range-address="Feuille1.F22:Feuille1.M22 Feuille1.R22:Feuille1.S22 Feuille1.O22:Feuille1.P22 Feuille1.B22:Feuille1.D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F18:Feuille1.M18 Feuille1.R18:Feuille1.S18 Feuille1.O18:Feuille1.P18 Feuille1.C18:Feuille1.D18">
            <calcext:condition calcext:apply-style-name="Cellule invalide" calcext:value="=&quot;&quot;" calcext:base-cell-address="Feuille1.C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E21:Feuille1.E21">
            <calcext:condition calcext:apply-style-name="Cellule invalide" calcext:value="=&quot;&quot;" calcext:base-cell-address="Feuille1.E21"/>
          </calcext:conditional-format>
          <calcext:conditional-format calcext:target-range-address="Feuille1.E22:Feuille1.E22">
            <calcext:condition calcext:apply-style-name="Cellule invalide" calcext:value="=&quot;&quot;" calcext:base-cell-address="Feuille1.E22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13:43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14:26.956000000</dc:date>
    <meta:editing-duration>PT3H27M37S</meta:editing-duration>
    <meta:editing-cycles>137</meta:editing-cycles>
    <meta:document-statistic meta:table-count="1" meta:cell-count="1105" meta:object-count="0"/>
  </office:meta>
</office:document-meta>
</file>